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1900000012CA088D44D.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list-style-name="">
      <style:paragraph-properties fo:line-height="150%" fo:text-align="start" style:justify-single-word="false">
        <style:tab-stops/>
      </style:paragraph-properties>
    </style:style>
    <style:style style:name="P6" style:family="paragraph" style:parent-style-name="Heading_20_1" style:master-page-name="Druhy">
      <style:paragraph-properties style:page-number="1"/>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officeooo:paragraph-rsid="00245eb2"/>
    </style:style>
    <style:style style:name="P9" style:family="paragraph" style:parent-style-name="Standard">
      <style:text-properties officeooo:paragraph-rsid="008e6870"/>
    </style:style>
    <style:style style:name="P10" style:family="paragraph" style:parent-style-name="Standard">
      <style:text-properties officeooo:rsid="006624ff"/>
    </style:style>
    <style:style style:name="P11" style:family="paragraph" style:parent-style-name="Standard">
      <style:text-properties officeooo:rsid="006624ff" officeooo:paragraph-rsid="006624ff"/>
    </style:style>
    <style:style style:name="P12" style:family="paragraph" style:parent-style-name="Standard" style:master-page-name="Treti">
      <style:paragraph-properties style:page-number="auto"/>
      <style:text-properties officeooo:rsid="008c59fd" officeooo:paragraph-rsid="00895c23"/>
    </style:style>
    <style:style style:name="P13" style:family="paragraph" style:parent-style-name="Figure_20_Index_20_1">
      <style:paragraph-properties>
        <style:tab-stops>
          <style:tab-stop style:position="15.919cm" style:type="right" style:leader-style="dotted" style:leader-text="."/>
        </style:tab-stops>
      </style:paragraph-properties>
    </style:style>
    <style:style style:name="P14"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50212197056" text:id="ct50212197056">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
        <text:h text:style-name="P6" text:outline-level="1">Úvod</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p text:style-name="P7"/>
        <text:p text:style-name="P7"><draw:frame draw:style-name="fr1" draw:name="Frame2" text:anchor-type="char" svg:width="10.582cm" draw:z-index="1"><draw:text-box fo:min-height="7.936cm"><text:p text:style-name="Figure"><draw:frame draw:style-name="fr2" draw:name="Image1" text:anchor-type="paragraph" svg:width="10.582cm" style:rel-width="100%" svg:height="7.936cm" style:rel-height="scale" draw:z-index="2"><draw:image xlink:href="Pictures/10000001000001900000012CA088D44D.png" xlink:type="simple" xlink:show="embed" xlink:actuate="onLoad" draw:mime-type="image/png"/></draw:frame>Figure <text:sequence text:ref-name="refFigure0" text:name="Figure" text:formula="ooow:Figure+1" style:num-format="1">1</text:sequence>: Různé <text:s/>přístroje připravené k vyšetření pacienta.</text:p></draw:text-box></draw:frame></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3"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4">praxi</text:span></text:h>
        <text:p text:style-name="P8">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9">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text:soft-page-break/>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10">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50212197056"/></text:p>
        <text:p text:style-name="P11"><text:change-end text:change-id="ct50212197056"/></text:p>
        <text:p text:style-name="P11"/>
        <text:p text:style-name="P11"/>
        <text:p text:style-name="P11"/>
        <text:p text:style-name="P12">awdawdalkwd</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phy</text:p>
            </text:index-title>
          </text:index-body>
        </text:bibliograph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13"><text:a xlink:type="simple" xlink:href="#Figure!0%7Csequence" office:name="Figure 1: Různé diagnostické přístroje připravené k vyšetření pacienta." text:style-name="Index_20_Link" text:visited-style-name="Index_20_Link">Figure 1: Různé diagnostické přístroje připravené k vyšetření pacienta.<text:tab/>1</text:a></text:p>
          </text:index-body>
        </text:illustration-index>
        <text:p text:style-name="P14"/>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10</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17T09:27:00.384448000</dc:date>
    <meta:generator>LibreOffice/25.8.3.2$MacOSX_AARCH64 LibreOffice_project/8ca8d55c161d602844f5428fa4b58097424e324e</meta:generator>
    <meta:initial-creator/>
    <meta:creation-date>2025-12-28T20:01:58.000</meta:creation-date>
    <meta:keyword/>
    <meta:editing-duration>P3DT16H11M16S</meta:editing-duration>
    <meta:editing-cycles>171</meta:editing-cycles>
    <meta:document-statistic meta:table-count="0" meta:image-count="1" meta:object-count="0" meta:page-count="15" meta:paragraph-count="96" meta:word-count="2288" meta:character-count="17903" meta:non-whitespace-character-count="15722"/>
    <meta:user-defined meta:name="Category"/>
    <meta:user-defined meta:name="Company"/>
    <meta:user-defined meta:name="IndividualWorkKey"/>
    <meta:user-defined meta:name="Manager"/>
  </office:meta>
</office:document-meta>
</file>